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paragraph-properties fo:text-align="center" style:justify-single-word="false"/>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text-align="center" style:justify-single-word="false"/>
      <style:text-properties style:font-name="Arial" fo:font-size="36pt" fo:font-weight="bold" style:font-size-asian="36pt" style:font-weight-asian="bold" style:font-size-complex="36pt" style:font-weight-complex="bold"/>
    </style:style>
    <style:style style:name="P4"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5"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 fo:font-size="16pt" fo:font-weight="bold" style:font-size-asian="16pt" style:font-weight-asian="bold" style:font-size-complex="16pt" style:font-weight-complex="bold"/>
    </style:style>
    <style:style style:name="P7" style:family="paragraph" style:parent-style-name="Standard">
      <style:text-properties style:font-name="Arial" fo:font-size="14pt" style:font-size-asian="14pt" style:font-size-complex="14pt"/>
    </style:style>
    <style:style style:name="P8" style:family="paragraph" style:parent-style-name="Standard">
      <style:text-properties style:font-name="Arial" fo:font-size="14pt" fo:font-weight="bold" style:font-size-asian="14pt" style:font-weight-asian="bold" style:font-size-complex="14pt" style:font-weight-complex="bold"/>
    </style:style>
    <style:style style:name="P9" style:family="paragraph" style:parent-style-name="Standard">
      <style:text-properties fo:color="#000000" style:font-name="Arial" fo:font-size="14pt" style:font-size-asian="14pt" style:font-size-complex="14pt"/>
    </style:style>
    <style:style style:name="P10" style:family="paragraph" style:parent-style-name="Standard" style:list-style-name="L1">
      <style:text-properties fo:color="#000000" style:font-name="Arial" fo:font-size="14pt" style:font-size-asian="14pt" style:font-size-complex="14pt"/>
    </style:style>
    <style:style style:name="P11" style:family="paragraph" style:parent-style-name="Standard">
      <style:text-properties fo:color="#000000" style:font-name="Arial" fo:font-size="14pt" officeooo:rsid="0015985a" officeooo:paragraph-rsid="0015985a" style:font-size-asian="14pt" style:font-size-complex="14pt"/>
    </style:style>
    <style:style style:name="P12" style:family="paragraph" style:parent-style-name="Standard">
      <style:text-properties fo:color="#000000" style:font-name="Arial" fo:font-size="14pt" officeooo:rsid="0016791b" officeooo:paragraph-rsid="0016791b" style:font-size-asian="14pt" style:font-size-complex="14pt"/>
    </style:style>
    <style:style style:name="P13" style:family="paragraph" style:parent-style-name="Standard">
      <style:text-properties fo:color="#000000" style:font-name="Arial" fo:font-size="14pt" fo:font-weight="normal" style:font-size-asian="14pt" style:font-weight-asian="normal" style:font-size-complex="14pt" style:font-weight-complex="normal"/>
    </style:style>
    <style:style style:name="P14" style:family="paragraph" style:parent-style-name="Standard" style:list-style-name="L2">
      <style:text-properties fo:color="#000000" style:font-name="Arial" fo:font-size="14pt" fo:font-weight="normal" style:font-size-asian="14pt" style:font-weight-asian="normal" style:font-size-complex="14pt" style:font-weight-complex="normal"/>
    </style:style>
    <style:style style:name="P15" style:family="paragraph" style:parent-style-name="Standard" style:list-style-name="L2">
      <style:text-properties fo:color="#000000" style:font-name="Arial" fo:font-size="14pt" fo:font-weight="normal" officeooo:rsid="001058f3" officeooo:paragraph-rsid="001058f3" style:font-size-asian="14pt" style:font-weight-asian="normal" style:font-size-complex="14pt" style:font-weight-complex="normal"/>
    </style:style>
    <style:style style:name="P16" style:family="paragraph" style:parent-style-name="Standard">
      <style:text-properties fo:color="#000000" style:font-name="Arial" fo:font-size="14pt" fo:font-weight="bold" style:font-size-asian="14pt" style:font-weight-asian="bold" style:font-size-complex="14pt" style:font-weight-complex="bold"/>
    </style:style>
    <style:style style:name="P17" style:family="paragraph" style:parent-style-name="Standard">
      <style:text-properties fo:color="#000000" style:font-name="Arial" fo:font-size="14pt" fo:font-weight="bold" officeooo:rsid="0015985a" officeooo:paragraph-rsid="0015985a" style:font-size-asian="14pt" style:font-weight-asian="bold" style:font-size-complex="14pt" style:font-weight-complex="bold"/>
    </style:style>
    <style:style style:name="P18" style:family="paragraph" style:parent-style-name="Standard">
      <style:text-properties fo:color="#000000" style:font-name="Arial" fo:font-size="22pt" fo:font-weight="bold" style:font-size-asian="22pt" style:font-weight-asian="bold" style:font-size-complex="22pt" style:font-weight-complex="bold"/>
    </style:style>
    <style:style style:name="P19" style:family="paragraph" style:parent-style-name="Standard">
      <style:text-properties fo:color="#000000" style:font-name="Arial" fo:font-size="22pt" style:font-size-asian="22pt" style:font-size-complex="22pt"/>
    </style:style>
    <style:style style:name="P20" style:family="paragraph" style:parent-style-name="Standard">
      <style:text-properties fo:color="#000000" style:font-name="Arial" fo:font-size="16pt" style:font-size-asian="16pt" style:font-size-complex="16pt"/>
    </style:style>
    <style:style style:name="P21" style:family="paragraph" style:parent-style-name="Standard">
      <style:text-properties fo:color="#000000" style:font-name="Arial" fo:font-size="16pt" fo:font-weight="bold" style:font-size-asian="16pt" style:font-weight-asian="bold" style:font-size-complex="16pt" style:font-weight-complex="bold"/>
    </style:style>
    <style:style style:name="P22" style:family="paragraph" style:parent-style-name="Standard">
      <style:text-properties fo:color="#000000" style:font-name="Arial" fo:font-size="16pt" fo:font-weight="normal" style:font-size-asian="16pt" style:font-weight-asian="normal" style:font-size-complex="16pt" style:font-weight-complex="normal"/>
    </style:style>
    <style:style style:name="P23" style:family="paragraph" style:parent-style-name="Standard">
      <style:text-properties fo:color="#000000" style:font-name="Arial" fo:font-size="20pt" fo:font-weight="bold" style:font-size-asian="20pt" style:font-weight-asian="bold" style:font-size-complex="20pt" style:font-weight-complex="bold"/>
    </style:style>
    <style:style style:name="P24" style:family="paragraph" style:parent-style-name="Standard">
      <style:text-properties fo:color="#000000" style:font-name="Arial" fo:font-size="10pt" style:font-size-asian="10pt" style:font-size-complex="10pt"/>
    </style:style>
    <style:style style:name="P25" style:family="paragraph" style:parent-style-name="Standard">
      <style:text-properties fo:color="#000000" style:font-name="Arial" fo:font-size="8pt" fo:font-weight="normal" style:font-size-asian="8pt" style:font-weight-asian="normal" style:font-size-complex="8pt" style:font-weight-complex="normal"/>
    </style:style>
    <style:style style:name="P26" style:family="paragraph" style:parent-style-name="Standard">
      <style:text-properties fo:color="#000000" style:font-name="Arial" fo:font-size="8pt" fo:font-weight="bold" style:font-size-asian="8pt" style:font-weight-asian="bold" style:font-size-complex="8pt" style:font-weight-complex="bold"/>
    </style:style>
    <style:style style:name="P27" style:family="paragraph" style:parent-style-name="Standard">
      <style:text-properties fo:color="#000000" style:font-name="Arial" fo:font-size="15pt" fo:font-weight="bold" style:font-size-asian="15pt" style:font-weight-asian="bold" style:font-size-complex="15pt" style:font-weight-complex="bold"/>
    </style:style>
    <style:style style:name="T1" style:family="text">
      <style:text-properties fo:font-weight="bold" style:font-weight-asian="bold" style:font-weight-complex="bold"/>
    </style:style>
    <style:style style:name="T2" style:family="text">
      <style:text-properties fo:font-weight="bold" officeooo:rsid="001409dd" style:font-weight-asian="bold" style:font-weight-complex="bold"/>
    </style:style>
    <style:style style:name="T3" style:family="text">
      <style:text-properties fo:font-weight="bold" officeooo:rsid="001240a9" style:font-weight-asian="bold" style:font-weight-complex="bold"/>
    </style:style>
    <style:style style:name="T4" style:family="text">
      <style:text-properties fo:font-size="12pt" style:font-size-asian="12pt" style:font-size-complex="12pt"/>
    </style:style>
    <style:style style:name="T5" style:family="text">
      <style:text-properties style:text-position="super 58%"/>
    </style:style>
    <style:style style:name="T6" style:family="text">
      <style:text-properties fo:font-size="14pt" style:font-size-asian="14pt" style:font-size-complex="14pt"/>
    </style:style>
    <style:style style:name="T7" style:family="text">
      <style:text-properties fo:font-size="10pt" style:font-size-asian="10pt" style:font-size-complex="10pt"/>
    </style:style>
    <style:style style:name="T8" style:family="text">
      <style:text-properties officeooo:rsid="001058f3"/>
    </style:style>
    <style:style style:name="T9" style:family="text">
      <style:text-properties officeooo:rsid="001240a9"/>
    </style:style>
    <style:style style:name="T10" style:family="text">
      <style:text-properties officeooo:rsid="001409dd"/>
    </style:style>
    <style:style style:name="T11" style:family="text">
      <style:text-properties officeooo:rsid="0015985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PerCon</text:p>
      <text:p text:style-name="P4">User Guide</text:p>
      <text:p text:style-name="P4"/>
      <text:p text:style-name="P6">buildt by</text:p>
      <text:p text:style-name="P2">Norbert “Micki“ Schreiber</text:p>
      <text:p text:style-name="P5">April 202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0"><text:soft-page-break/><text:span text:style-name="T1">Prologue</text:span></text:p>
      <text:p text:style-name="P21"/>
      <text:p text:style-name="P22">Once upon a time (in 2011) I had the money to buy a really good keyboard. The Korg Kronos.</text:p>
      <text:p text:style-name="P22">It was expensive. And I thought to myself, this is the end of all my musical problems. But it wasn't. In the evening of a day in August 2018 my band and me had a soundcheck for our gig at the summerfest of the local football club Fortuna Düsseldorf. The sun burned directly onto the stage and my keyboard reached a temperature up to 90 degree celsius. This was not good. Ever since that day, my keyboard likes to shut off in the middle of gigs, which is horrible. Sadly, no one could help me solve the problem.</text:p>
      <text:p text:style-name="P22"/>
      <text:p text:style-name="P22">At the time, I also had the best footcontroller: the Morningstar MC 6. It could send everything I wanted. But alas, it was stolen. </text:p>
      <text:p text:style-name="P22"/>
      <text:p text:style-name="P22">While talking about these things a friend asked me why I don't use open source products, such as Raspberry Pi. I tried the Raspi 3B. This was not so bad, but the highest quality piano modules produced glitches. </text:p>
      <text:p text:style-name="P22"/>
      <text:p text:style-name="P22">But then the Raspi 4 was born. It included a quick processor and 4 GB RAM. Together with Zynthian, I now had a high class software and soundengine for a lot less money! Wonderful!</text:p>
      <text:p text:style-name="P22"/>
      <text:p text:style-name="P22">But what to do with the Raspi 3? I remembered the MC6 and thought it would be easy to build such a foot controller. </text:p>
      <text:p text:style-name="P22"/>
      <text:p text:style-name="P22">I learned my first programming language in 1973. Its name <text:span text:style-name="T8">was </text:span>„PROSA“, PROgram<text:span text:style-name="T8">ing</text:span> Language with Symbolic Adresses, a kind of assembler. In order to solve any problem I had to think very <text:span text:style-name="T8">serial</text:span>. By now, I have learned that Python is a thing. I learned Python and the archite<text:span text:style-name="T8">c</text:span>ture of the Raspi only so far as was needed to write that program (a program for a foot controller). So please, if you look at the script, be lenient. But if you have got an idea to improve it, feel free to write any comment. </text:p>
      <text:p text:style-name="P22"/>
      <text:p text:style-name="P22">PerCon will grow. And it works. That's paramount. </text:p>
      <text:p text:style-name="P9"/>
      <text:p text:style-name="P9"><text:soft-page-break/></text:p>
      <text:p text:style-name="P23">Features</text:p>
      <text:list xml:id="list1533494519" text:style-name="L1">
        <text:list-item>
          <text:p text:style-name="P10">8 setlists (with as many songs as you like)</text:p>
        </text:list-item>
        <text:list-item>
          <text:p text:style-name="P10">Automatic Start Configuration (for any song)</text:p>
        </text:list-item>
        <text:list-item>
          <text:p text:style-name="P10">no screen needed (acoustic feedback)</text:p>
        </text:list-item>
        <text:list-item>
          <text:p text:style-name="P10">8 Knob Function Sets (with 6 free programmable knobs each)</text:p>
        </text:list-item>
        <text:list-item>
          <text:p text:style-name="P10">11 functions</text:p>
        </text:list-item>
        <text:list-item>
          <text:p text:style-name="P10">Edit per Excel-sheet</text:p>
        </text:list-item>
      </text:list>
      <text:p text:style-name="P9"/>
      <text:p text:style-name="P23">Knob Functions</text:p>
      <text:p text:style-name="P9"/>
      <text:p text:style-name="P9">SI <text:tab/>Single Conroller Command</text:p>
      <text:p text:style-name="P9"><text:tab/><text:span text:style-name="T4">PerCon sends a single controller command</text:span></text:p>
      <text:p text:style-name="P24"/>
      <text:p text:style-name="P9">TO<text:tab/>Toggle Controller Command</text:p>
      <text:p text:style-name="P9"><text:tab/><text:span text:style-name="T4">PerCon toggles with a controller between 2 values</text:span></text:p>
      <text:p text:style-name="P24"/>
      <text:p text:style-name="P9">MO <text:tab/>Momentary</text:p>
      <text:p text:style-name="P9"><text:tab/><text:span text:style-name="T4">PerCon keeps the value of a controller, as long as the button is pushed </text:span></text:p>
      <text:p text:style-name="P24"/>
      <text:p text:style-name="P9">FL<text:tab/>Flip</text:p>
      <text:p text:style-name="P9"><text:tab/><text:span text:style-name="T4">PerCon flips from one channel to another. (Quick sound change)</text:span></text:p>
      <text:p text:style-name="P24"/>
      <text:p text:style-name="P9">NS <text:tab/>Note Single</text:p>
      <text:p text:style-name="P9"><text:tab/><text:span text:style-name="T4">PerCon toggles one note on and off</text:span></text:p>
      <text:p text:style-name="P24"/>
      <text:p text:style-name="P9">NC<text:tab/>Note Chord</text:p>
      <text:p text:style-name="P9"><text:tab/><text:span text:style-name="T4">PerCon toggles a chord on and off</text:span></text:p>
      <text:p text:style-name="P24"/>
      <text:p text:style-name="P9">PC<text:tab/>Program Change</text:p>
      <text:p text:style-name="P9"><text:tab/><text:span text:style-name="T4">PerCon sends a program change command with MSB and LSB</text:span></text:p>
      <text:p text:style-name="P24"/>
      <text:p text:style-name="P9">SY<text:tab/>SysEx</text:p>
      <text:p text:style-name="P9"><text:tab/><text:span text:style-name="T4">PerCon send SysEx-events of any lenght</text:span></text:p>
      <text:p text:style-name="P24"/>
      <text:p text:style-name="P9">LS <text:tab/>Layer Step<text:tab/><text:span text:style-name="T7">(not yet implemented)</text:span></text:p>
      <text:p text:style-name="P9"><text:tab/><text:span text:style-name="T4">PerCon steps through the layers of a snapshot (Zynthian only)</text:span></text:p>
      <text:p text:style-name="P24"/>
      <text:p text:style-name="P9">TR<text:tab/>Transpose <text:span text:style-name="T7">(not yet implemented)</text:span></text:p>
      <text:p text:style-name="P9"><text:tab/><text:span text:style-name="T4">PerCon sends transpose commands</text:span></text:p>
      <text:p text:style-name="P24"/>
      <text:p text:style-name="P9">CP<text:tab/>Chord Progression <text:span text:style-name="T7">(not yet implemented)</text:span></text:p>
      <text:p text:style-name="P9"><text:tab/><text:span text:style-name="T4">PerCon sends in a circle <text:s/>4 chords with up to 4 notes</text:span></text:p>
      <text:p text:style-name="P9"/>
      <text:p text:style-name="P9"/>
      <text:p text:style-name="P9"/>
      <text:p text:style-name="P9"/>
      <text:p text:style-name="P23"><text:soft-page-break/>What you need</text:p>
      <text:p text:style-name="P23"/>
      <text:list xml:id="list1052630035" text:style-name="L2">
        <text:list-item>
          <text:p text:style-name="P14">Raspberry Pi 3B or better</text:p>
        </text:list-item>
        <text:list-item>
          <text:p text:style-name="P15">USB-MIDI-Cable</text:p>
        </text:list-item>
        <text:list-item>
          <text:p text:style-name="P14">10 Knob, momentary (eg 4 small finger-knobs and 6 footswitches)</text:p>
        </text:list-item>
        <text:list-item>
          <text:p text:style-name="P14">1 case for the finger knobs and the Raspi</text:p>
        </text:list-item>
        <text:list-item>
          <text:p text:style-name="P14">1 case for the foot switches</text:p>
        </text:list-item>
        <text:list-item>
          <text:p text:style-name="P14">10 resistors 100 kOhms</text:p>
        </text:list-item>
        <text:list-item>
          <text:p text:style-name="P14">wire, solder, soldering iron</text:p>
        </text:list-item>
        <text:list-item>
          <text:p text:style-name="P14">you have to connect the switches to the following GPIO-pins</text:p>
        </text:list-item>
      </text:list>
      <text:p text:style-name="P13"/>
      <text:p text:style-name="P13"><text:tab/><text:span text:style-name="T1">knob<text:tab/><text:tab/>GPIO<text:tab/><text:tab/>Pin<text:tab/><text:tab/></text:span><text:span text:style-name="T2">Funktion</text:span></text:p>
      <text:p text:style-name="P13"><text:tab/>1<text:tab/><text:tab/>5<text:tab/><text:tab/>29<text:tab/><text:tab/><text:span text:style-name="T10">foreward, Set 1</text:span></text:p>
      <text:p text:style-name="P13"><text:tab/>2<text:tab/><text:tab/>22<text:tab/><text:tab/>15<text:tab/><text:tab/><text:span text:style-name="T11">backward, Set 2</text:span></text:p>
      <text:p text:style-name="P13"><text:tab/>3<text:tab/><text:tab/>27<text:tab/><text:tab/>13<text:tab/><text:tab/><text:span text:style-name="T11">Set 3</text:span></text:p>
      <text:p text:style-name="P13"><text:tab/>4<text:tab/><text:tab/>17<text:tab/><text:tab/>11<text:tab/><text:tab/><text:span text:style-name="T11">Set 4</text:span></text:p>
      <text:p text:style-name="P13"><text:tab/>5<text:tab/><text:tab/>4<text:tab/><text:tab/>7<text:tab/><text:tab/><text:span text:style-name="T11">Set 5</text:span></text:p>
      <text:p text:style-name="P13"><text:tab/>6<text:tab/><text:tab/>12<text:tab/><text:tab/>32<text:tab/><text:tab/><text:span text:style-name="T11">Set 6</text:span></text:p>
      <text:p text:style-name="P13"><text:tab/>7<text:tab/><text:tab/>25<text:tab/><text:tab/>22<text:tab/><text:tab/><text:span text:style-name="T11">Set 7</text:span></text:p>
      <text:p text:style-name="P13"><text:tab/>8<text:tab/><text:tab/>24<text:tab/><text:tab/>18<text:tab/><text:tab/><text:span text:style-name="T11">Set 8</text:span></text:p>
      <text:p text:style-name="P13"><text:tab/>9<text:tab/><text:tab/>23<text:tab/><text:tab/>16<text:tab/><text:tab/><text:span text:style-name="T11">End</text:span></text:p>
      <text:p text:style-name="P13"><text:tab/>10<text:tab/><text:tab/>18 <text:tab/><text:tab/>12<text:tab/><text:tab/><text:span text:style-name="T11">Confirm, ANO</text:span></text:p>
      <text:p text:style-name="P13"/>
      <text:p text:style-name="P16">Connection Diagram</text:p>
      <text:p text:style-name="P13"/>
      <text:p text:style-name="P25">--------------------------------------------------------------- 3,3 V GPIO-pin 1</text:p>
      <text:p text:style-name="P26"><text:s text:c="53"/>!</text:p>
      <text:p text:style-name="P26"><text:s text:c="53"/>!</text:p>
      <text:p text:style-name="P26"><text:s text:c="50"/>!----!</text:p>
      <text:p text:style-name="P26"><text:s text:c="50"/>! <text:s text:c="4"/>!</text:p>
      <text:p text:style-name="P26"><text:s text:c="50"/>! <text:s text:c="4"/>! 100 kOhms</text:p>
      <text:p text:style-name="P26"><text:s text:c="50"/>! <text:s text:c="4"/>!</text:p>
      <text:p text:style-name="P26"><text:s text:c="50"/>!----!</text:p>
      <text:p text:style-name="P26"><text:s text:c="53"/>!</text:p>
      <text:p text:style-name="P26">from GPIO-Pin ----------------------- <text:s text:c="52"/>!</text:p>
      <text:p text:style-name="P26"><text:span text:style-name="T6"><text:s text:c="32"/>/</text:span>--! <text:s text:c="5"/></text:p>
      <text:p text:style-name="P26"><text:s text:c="55"/>!</text:p>
      <text:p text:style-name="P26"><text:s text:c="55"/>!</text:p>
      <text:p text:style-name="P26">--------------------------------------------------------------- Ground Pin 9</text:p>
      <text:p text:style-name="P26"/>
      <text:p text:style-name="P26"/>
      <text:p text:style-name="P23"/>
      <text:p text:style-name="P23"/>
      <text:p text:style-name="P23"/>
      <text:p text:style-name="P23"/>
      <text:p text:style-name="P23"/>
      <text:p text:style-name="P23"/>
      <text:p text:style-name="P23"><text:soft-page-break/>The Excel-Sheet</text:p>
      <text:p text:style-name="P13"/>
      <text:p text:style-name="P13"><text:span text:style-name="T1">Folder</text:span>: /home/pi/<text:span text:style-name="T9">P</text:span>e<text:span text:style-name="T9">rC</text:span>on<text:tab/>You need to use this folder, for PerCon to <text:tab/><text:tab/><text:tab/><text:tab/><text:tab/><text:tab/>find this sheet.</text:p>
      <text:p text:style-name="P13"><text:span text:style-name="T1">Name</text:span>: songs.xlsx<text:tab/>You need to use this name, for PerCon to find this</text:p>
      <text:p text:style-name="P13"><text:tab/><text:tab/><text:tab/><text:tab/>sheet.</text:p>
      <text:p text:style-name="P27">Song-Tabs</text:p>
      <text:p text:style-name="P13">Col A: Song No#<text:tab/><text:tab/>Number of the song. You can use it for sorting-<text:tab/><text:tab/><text:tab/><text:tab/><text:tab/>purposes.</text:p>
      <text:p text:style-name="P13">Col B: Song No#<text:tab/><text:tab/>dito</text:p>
      <text:p text:style-name="P13">Col C: Song Name<text:tab/>Be sure to use the very correct name of any song! Use <text:tab/><text:tab/><text:tab/><text:tab/>copy and paste! If you use a wrong song name, <text:tab/><text:tab/><text:tab/><text:tab/><text:tab/>PerCon can't find the right song.</text:p>
      <text:p text:style-name="P13">Col D: Snap No#<text:tab/><text:tab/>Number of the snapshot/program</text:p>
      <text:p text:style-name="P13">Col E: MSB<text:tab/><text:tab/>MSB</text:p>
      <text:p text:style-name="P13">Col F: LSB<text:tab/><text:tab/><text:tab/>LSB</text:p>
      <text:p text:style-name="P13">Col G: Ch V Z<text:tab/><text:tab/>Channel Volume Zynthian</text:p>
      <text:p text:style-name="P13">Col H: CC V Z <text:tab/><text:tab/>Controller Volume Zynthian</text:p>
      <text:p text:style-name="P13">Col I : Val V Z<text:tab/><text:tab/>Value Volume Level Zynthian</text:p>
      <text:p text:style-name="P13">Col J: Ch V Pb<text:tab/><text:tab/>Channel Volume Playback</text:p>
      <text:p text:style-name="P13">Col K: CC V Pb<text:tab/><text:tab/>Controller Volume Playback</text:p>
      <text:p text:style-name="P13">Col L: Val V Pb<text:tab/><text:tab/>Value Volume Playback</text:p>
      <text:p text:style-name="P13">Col M: KnobFunc<text:tab/>Number of the Knob-Function-Set</text:p>
      <text:p text:style-name="P13"/>
      <text:p text:style-name="P27">Knob-Func-Tabs</text:p>
      <text:p text:style-name="P13">Col A: Knob No#<text:tab/><text:tab/>Number of the function-knob (3-8, keep order)</text:p>
      <text:p text:style-name="P13">Col B: Type<text:tab/><text:tab/>Kind of function (SI, TO, ...CP)</text:p>
      <text:p text:style-name="P13">Col C: Channel No#<text:tab/>Number of the channel. Use number <text:span text:style-name="T9">16</text:span> for </text:p>
      <text:p text:style-name="P13"><text:tab/><text:tab/><text:tab/><text:tab/>main <text:tab/>channel.</text:p>
      <text:p text:style-name="P13">Col D: Controller 1<text:tab/>Number of the 1<text:span text:style-name="T5">st</text:span> controller.</text:p>
      <text:p text:style-name="P13">Col E: Controller 2<text:tab/>Number of the 2<text:span text:style-name="T5">nd</text:span> controller.</text:p>
      <text:p text:style-name="P13">Col F: Value 1<text:tab/><text:tab/>Value of the 1<text:span text:style-name="T5">st</text:span> controller.</text:p>
      <text:p text:style-name="P13">Col G: Value 2<text:tab/><text:tab/>Number of the 2<text:span text:style-name="T5">nd</text:span> controller.</text:p>
      <text:p text:style-name="P13">Col H: PC<text:tab/><text:tab/><text:tab/>Program change number</text:p>
      <text:p text:style-name="P13">Col I: <text:s text:c="2"/>Flip Channel<text:tab/>Number of the 2<text:span text:style-name="T5">nd</text:span> channel.</text:p>
      <text:p text:style-name="P13">Col J: <text:tab/><text:tab/><text:tab/>empty </text:p>
      <text:p text:style-name="P13">Col K: SysEx Start<text:tab/>240<text:tab/>don't change it!</text:p>
      <text:p text:style-name="P13">Col M...: SysEx body<text:tab/>as long as it needs. End with „247“! </text:p>
      <text:p text:style-name="P9"/>
      <text:p text:style-name="P17">Program Folders</text:p>
      <text:p text:style-name="P11">home/pi/PerCon<text:tab/><text:tab/>Main folder, contains theprogram and the used folders</text:p>
      <text:p text:style-name="P11">home/pi/PerCon/audio<text:tab/>contains the audio-backingfiles</text:p>
      <text:p text:style-name="P11">home/pi/PerCon/data<text:tab/>contains the Excel-Sheet</text:p>
      <text:p text:style-name="P11">home/pi/PerCon/sets<text:tab/>contains audio-files for PerCon-purposes</text:p>
      <text:p text:style-name="P19"><text:soft-page-break/><text:span text:style-name="T1">Work</text:span><text:span text:style-name="T3">through</text:span><text:span text:style-name="T1"> </text:span></text:p>
      <text:p text:style-name="P9"/>
      <text:p text:style-name="P9">At first, please edit your Excel-sheet and save it into the correct folder. Note the correct names carefully, for PerCon to find the right files!</text:p>
      <text:p text:style-name="P9"/>
      <text:p text:style-name="P9">After turning on the power, PerCon will answer with a small sound.</text:p>
      <text:p text:style-name="P9"/>
      <text:p text:style-name="P9">You are now in SetListMode.</text:p>
      <text:p text:style-name="P9">Push the wanted knob (1-8) and confirm it with knob 10.</text:p>
      <text:p text:style-name="P9">PerCon answers with a small sound and eg. „Set eins!“ (→ „Set 1“)</text:p>
      <text:p text:style-name="P9"/>
      <text:p text:style-name="P9">You are now in SongPlayMode. </text:p>
      <text:p text:style-name="P9">To load the parameters for the first song push knob 1.</text:p>
      <text:p text:style-name="P9">Percon answers with a short sound and says:“Jetzt geht’s los!“ </text:p>
      <text:p text:style-name="P9">PerCon sends the edited parameters to the devices and waits for your start command. This 2<text:span text:style-name="T5">nd</text:span> start is nessesarry for you to start „in time“.</text:p>
      <text:p text:style-name="P9">Push knob 2 and the first song begins to play.</text:p>
      <text:p text:style-name="P9"/>
      <text:p text:style-name="P9">After the first song has finished you push knob 1 (forward) and start song 2 with knob 2 (start) or, if you want to play song 1 again, push knob 2 (backward) and knob 2 again to start.</text:p>
      <text:p text:style-name="P9"/>
      <text:p text:style-name="P9">You can leave the SongPlayMode with knob 9 (back to SetListMode), choose your new setlist, confirm with knob 10 and go forward through your new setlist.</text:p>
      <text:p text:style-name="P9"/>
      <text:p text:style-name="P9">You can shut down PerCon with knob 9 (off).</text:p>
      <text:p text:style-name="P9"/>
      <text:p text:style-name="P9">If you work with SSH you can see additional comments on the screen of your PC.</text:p>
      <text:p text:style-name="P9"/>
      <text:p text:style-name="P18">PerCon behavior</text:p>
      <text:p text:style-name="P9"/>
      <text:p text:style-name="P9">When the 1<text:span text:style-name="T5">st</text:span> song is called up, PerCon sends the parameters of Col D-L to your devices. In my case Zynthian. Please ensure, that the parameters match with your devices. If you don´t do that, PerCon cannot produce events well.</text:p>
      <text:p text:style-name="P9"/>
      <text:p text:style-name="P9">After loading the parameters and starting the 1<text:span text:style-name="T5">st</text:span> song you can use the knobs 3-8 to send functions. </text:p>
      <text:p text:style-name="P9">In Col M of the song-sheets you can choose the KnobFunctionSet. Every set gives you 6 knobs. You can see the KnobFunctionSet by using the Knob_Func_Tabs below on the Excel-sheet.</text:p>
      <text:p text:style-name="P9"/>
      <text:p text:style-name="P9">The KnobFunctioSet shows you the edited parameters per knob. Don't <text:soft-page-break/>change the knob numbers in Col A!</text:p>
      <text:p text:style-name="P9">You can edit the parameters from Col B.</text:p>
      <text:p text:style-name="P9"/>
      <text:p text:style-name="P12">If you want to use only the function-knobs, you may call the song „empty.mp3“ and start it like a normal song. After that you can use the knobs as you like.</text:p>
      <text:p text:style-name="P12"/>
      <text:p text:style-name="P12">If you make changes on the Excel-Sheet you have to save it and you have to restart your PerCon.</text:p>
      <text:p text:style-name="P9"/>
      <text:p text:style-name="P8">Allowed columns and values:</text:p>
      <text:p text:style-name="P1"/>
      <text:p text:style-name="P1">Col B: <text:tab/>TI, TO, MO, FL , NS, NC, PC, Sy, <text:s/>(see examples)</text:p>
      <text:p text:style-name="P1"/>
      <text:p text:style-name="P1">SI: <text:tab/><text:tab/>C, D, F<text:tab/></text:p>
      <text:p text:style-name="P1">TO:<text:tab/><text:tab/>C, D, F, G</text:p>
      <text:p text:style-name="P1">MO:<text:tab/><text:tab/>C, D, F, G</text:p>
      <text:p text:style-name="P1">FL:<text:tab/><text:tab/>C, D, F, G, I</text:p>
      <text:p text:style-name="P1">NS:<text:tab/><text:tab/>C, K, L</text:p>
      <text:p text:style-name="P1">NC:<text:tab/><text:tab/>C, K, L,M, N, O, P, Q, R, S</text:p>
      <text:p text:style-name="P1">PC:<text:tab/><text:tab/>C, D, E, F, G, H (PC with MSB, LSB)</text:p>
      <text:p text:style-name="P1">SY:<text:tab/><text:tab/>K, L, M, etc (end with 247!)</text:p>
      <text:p text:style-name="P1">LS:<text:tab/><text:tab/>not yet implemented</text:p>
      <text:p text:style-name="P1">TR:<text:tab/><text:tab/>not yet implemented</text:p>
      <text:p text:style-name="P1">NC:<text:tab/><text:tab/><text:span text:style-name="T9">C, F, use the red box for note-values</text:span></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orbert Schreiber</meta:initial-creator>
    <meta:creation-date>2020-04-08T09:08:57.21</meta:creation-date>
    <meta:generator>LibreOffice/6.0.7.3$Linux_X86_64 LibreOffice_project/00m0$Build-3</meta:generator>
    <dc:date>2020-04-15T16:23:48.523949123</dc:date>
    <meta:editing-duration>PT9H47M24S</meta:editing-duration>
    <meta:editing-cycles>16</meta:editing-cycles>
    <meta:document-statistic meta:table-count="0" meta:image-count="0" meta:object-count="0" meta:page-count="7" meta:paragraph-count="152" meta:word-count="1435" meta:character-count="8325" meta:non-whitespace-character-count="6296"/>
  </office:meta>
</office:document-meta>
</file>